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pasado 17 de Septiembre de 2018 nos centramos en corregir varios de los errores de los que tenia el programa.</text:p>
      <text:p text:style-name="Standard"/>
      <text:p text:style-name="Standard">Antes de dicha reunion ya habia corregido yo unos cuantos, como el Mario amarillo que salia en la esquina inferior izquierda del programa que no tenia ningun sentido. Ademas añadi un fondo negro para el comienzo del programa. Tambien cambie otras partes, como por ejemplo la entrada de parametros, que ahora se piden por pantalla (ag, ap), y ahora cuando abres la imagen se te crean los recortes y cuando vas dandole a next te va pasando esos recortes (antes no lo hacia). Ambas cosas habra que cambiarlas ya que el ag al final te lo tendra que calcular el programa, y <text:s/>los recortes acabaran siendo del ap.</text:p>
      <text:p text:style-name="Standard"/>
      <text:p text:style-name="Standard">Con todo esto en la reunión teniamos varios errores a corregir:</text:p>
      <text:list xml:id="list57036648031127334" text:style-name="L1">
        <text:list-item>
          <text:list>
            <text:list-item>
              <text:p text:style-name="P1">Cuando se acababan los recortes y dabas a next fallaba porque no habia mas. Se ha corregido añadiendo un if en el metodo siguiente, añadiendo la variable num_imagenes. Para que cuando llegue a este limite deje de pasar a la siguiente. Aunque en este momento habra que pedirle al programa que calcule la varianza.</text:p>
            </text:list-item>
            <text:list-item>
              <text:p text:style-name="P1">El canvas pintaba por toda la interfaz y todo el rato. Hemos modificado tambien el metodo de pintar para que solo lo haga por el espacio especificado para la imagen, y que lo haga solo en los recortes (y por supuesto que si no pinta no se te guarden los puntos). Esto todavia lo tengo que completar.</text:p>
            </text:list-item>
            <text:list-item>
              <text:p text:style-name="P1">El programa no suprimia la carpeta recortes si daba fallo y se salia del programa. La solución ha sido borrar la carpeta al principio del programa y no al final como esta establecido hasta ahora.</text:p>
            </text:list-item>
            <text:list-item>
              <text:p text:style-name="P1">La imagen y los recortes en el programa no estan a las proporciones reales. Esto no es problema con la imagen completa ya que no trabajamos con ella directamente, pero para los recortes es un problema y grande, porque aparte de que cada recorte es de una zona determinada con unas coordenadas determinadas, puede que la distancia entre puntos sea mayor, o menor a la que es en realidad. Por lo <text:s/>que habra que calcular las coordenadas reales de los puntos.</text:p>
            </text:list-item>
          </text:list>
        </text:list-item>
      </text:list>
      <text:p text:style-name="Standard"/>
      <text:p text:style-name="Standard">Tenemos que acabar de solucionar estos problemas para la proxima reunion, ademas de calcular la varianza, y tomar el ag según la imagen para que se divida en 5 rejillas aproximadamen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9-19T10:02:33.44</meta:creation-date>
    <meta:document-statistic meta:table-count="0" meta:image-count="0" meta:object-count="0" meta:page-count="1" meta:paragraph-count="8" meta:word-count="405" meta:character-count="2246"/>
    <dc:date>2018-09-19T10:27:14.16</dc:date>
    <dc:creator>o </dc:creator>
    <meta:editing-duration>PT7M</meta:editing-duration>
    <meta:editing-cycles>1</meta:editing-cycles>
    <meta:generator>OpenOffice/4.1.3$Win32 OpenOffice.org_project/413m1$Build-9783</meta:generator>
  </office:meta>
</office:document-meta>
</file>